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17f9" officeooo:paragraph-rsid="001117f9"/>
    </style:style>
    <style:style style:name="P2" style:family="paragraph" style:parent-style-name="Standard">
      <style:text-properties fo:font-weight="normal" officeooo:rsid="0011552e" officeooo:paragraph-rsid="001163d6" style:font-weight-asian="normal" style:font-weight-complex="normal"/>
    </style:style>
    <style:style style:name="P3" style:family="paragraph" style:parent-style-name="Standard">
      <style:text-properties fo:font-weight="normal" officeooo:rsid="0011552e" officeooo:paragraph-rsid="0013e3f8" style:font-weight-asian="normal" style:font-weight-complex="normal"/>
    </style:style>
    <style:style style:name="P4" style:family="paragraph" style:parent-style-name="Standard">
      <style:text-properties fo:font-weight="normal" officeooo:rsid="001163d6" officeooo:paragraph-rsid="001163d6" style:font-weight-asian="normal" style:font-weight-complex="normal"/>
    </style:style>
    <style:style style:name="P5" style:family="paragraph" style:parent-style-name="Standard">
      <style:text-properties fo:font-weight="normal" officeooo:rsid="001325db" officeooo:paragraph-rsid="001325db" style:font-weight-asian="normal" style:font-weight-complex="normal"/>
    </style:style>
    <style:style style:name="P6" style:family="paragraph" style:parent-style-name="Standard">
      <style:text-properties fo:font-weight="normal" officeooo:rsid="0013e3f8" officeooo:paragraph-rsid="0013e3f8" style:font-weight-asian="normal" style:font-weight-complex="normal"/>
    </style:style>
    <style:style style:name="P7" style:family="paragraph" style:parent-style-name="Standard">
      <style:text-properties fo:font-weight="normal" officeooo:rsid="00141044" officeooo:paragraph-rsid="00141044" style:font-weight-asian="normal" style:font-weight-complex="normal"/>
    </style:style>
    <style:style style:name="P8" style:family="paragraph" style:parent-style-name="Standard">
      <style:text-properties fo:font-size="20pt" style:text-underline-style="solid" style:text-underline-width="auto" style:text-underline-color="font-color" fo:font-weight="bold" officeooo:rsid="001163d6" officeooo:paragraph-rsid="001163d6" style:font-size-asian="20pt" style:font-weight-asian="bold" style:font-size-complex="20pt" style:font-weight-complex="bold"/>
    </style:style>
    <style:style style:name="P9" style:family="paragraph" style:parent-style-name="Standard">
      <style:text-properties fo:font-weight="bold" officeooo:rsid="001163d6" officeooo:paragraph-rsid="001163d6" style:font-weight-asian="bold" style:font-weight-complex="bold"/>
    </style:style>
    <style:style style:name="P10" style:family="paragraph" style:parent-style-name="Standard">
      <style:text-properties fo:font-weight="bold" officeooo:rsid="001325db" officeooo:paragraph-rsid="001325db" style:font-weight-asian="bold" style:font-weight-complex="bold"/>
    </style:style>
    <style:style style:name="P11" style:family="paragraph" style:parent-style-name="Standard">
      <style:text-properties fo:font-weight="bold" officeooo:rsid="0013e3f8" officeooo:paragraph-rsid="0013e3f8" style:font-weight-asian="bold" style:font-weight-complex="bold"/>
    </style:style>
    <style:style style:name="P12" style:family="paragraph" style:parent-style-name="Standard">
      <style:text-properties fo:font-weight="bold" officeooo:rsid="00141044" officeooo:paragraph-rsid="00141044" style:font-weight-asian="bold" style:font-weight-complex="bold"/>
    </style:style>
    <style:style style:name="P13" style:family="paragraph" style:parent-style-name="Standard">
      <style:text-properties fo:font-size="16pt" fo:font-weight="bold" officeooo:rsid="001163d6" officeooo:paragraph-rsid="001163d6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3e3f8" officeooo:paragraph-rsid="0013e3f8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163d6" style:font-weight-asian="bold" style:font-weight-complex="bold"/>
    </style:style>
    <style:style style:name="T3" style:family="text">
      <style:text-properties officeooo:rsid="001163d6"/>
    </style:style>
    <style:style style:name="T4" style:family="text">
      <style:text-properties officeooo:rsid="0013e3f8"/>
    </style:style>
    <style:style style:name="T5" style:family="text">
      <style:text-properties officeooo:rsid="00141044"/>
    </style:style>
    <style:style style:name="T6" style:family="text">
      <style:text-properties officeooo:rsid="001584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Propuesto </text:span><text:span text:style-name="T2">Mahroz Jawad</text:span></text:p>
      <text:p text:style-name="P8">SHOPS APP:</text:p>
      <text:p text:style-name="P2">La gente que que tiene un negocio pequeño que no tienen sus aplicación para el móvil. pues para esa gente traigo mi aplicación que basará de una lista de tiendas.</text:p>
      <text:p text:style-name="P2"/>
      <text:p text:style-name="P9">Entrada en la aplicación:</text:p>
      <text:p text:style-name="P4">Primero de todo se pide un login. Si tienes cuenta te entras, pero si no tienes cuenta, registras y entras en la cuenta. </text:p>
      <text:p text:style-name="P2"/>
      <text:p text:style-name="P9">Creación de la tienda:</text:p>
      <text:p text:style-name="P2"><text:span text:style-name="T3">Para Crear una tienda habrá <text:s/>una opción de crearla, y el que crea esa tienda será el administrador de la tienda que podrá añadir productos de esa tienda que se ha creado.</text:span></text:p>
      <text:p text:style-name="P2"/>
      <text:p text:style-name="P13">Clientes:</text:p>
      <text:p text:style-name="P4">Se entra ya primero con un registro, por eso no hace falta tener registrado para cada tienda, quiere decir que una vez registrado podrá acceder a cualquiera de las tiendas que estarán en la aplicación.</text:p>
      <text:p text:style-name="P5"/>
      <text:p text:style-name="P10">En Una Tienda:</text:p>
      <text:p text:style-name="P5">Ya que habrán varias tiendas en la aplicación. Pues el cliente cuando se elige una tienda entra en la tienda y ve los productos de esa tienda elegida. <text:s/>Ya podrá elegir los productos de la tienda para comprar. <text:span text:style-name="T4">Un Cliente se puede comprar </text:span></text:p>
      <text:p text:style-name="P5"/>
      <text:p text:style-name="P10">Añadir al Carrito de la compra:</text:p>
      <text:p text:style-name="P5">Cuando se elige un producto se Añadirá el producto en el carrito de de la compra. Y el cliente se <text:s text:c="2"/>podrá comprar cualquier producto de la tienda elegida.</text:p>
      <text:p text:style-name="P5"/>
      <text:p text:style-name="P10">Comprar:</text:p>
      <text:p text:style-name="P5">Cuando el cliente ya tiene sus productos (que quiere comprar) desde la tienda entonces para comprar algún producto, el cliente tendrá que pagar con su tarjet<text:span text:style-name="T4">a.</text:span></text:p>
      <text:p text:style-name="P5"/>
      <text:p text:style-name="P11">Después del pago:</text:p>
      <text:p text:style-name="P6">Después de pagar el cliente se vuelve a la página principal de la aplicación. Y ya se repite el proceso hasta que el cliente no de a salir de la aplicación.</text:p>
      <text:p text:style-name="P6"/>
      <text:p text:style-name="P11">Después de La Compra:</text:p>
      <text:p text:style-name="P6">Después de comprar de una tienda puede seleccionar otra tienda y comprar otras cosas, por Ejemplo primero el cliente compra Ropas, y luego quiere comprar una botella de agua. Pues que se vaya a la tienda de alimentación y que lo compre de allí.</text:p>
      <text:p text:style-name="P2"/>
      <text:p text:style-name="P14">Base de datos:</text:p>
      <text:p text:style-name="P7">Cada vez que se crea una tienda se creará una base de datos para esa tienda.</text:p>
      <text:p text:style-name="P6"/>
      <text:p text:style-name="P12">Guardar Cliente:</text:p>
      <text:p text:style-name="P7">Guardar cliente una vez ya registrado.</text:p>
      <text:p text:style-name="P6"/>
      <text:p text:style-name="P11">Guardar Cliente de la tienda:</text:p>
      <text:p text:style-name="P6">Si se compra un cliente una vez desde alguna tienda, el cliente se guardará en el base de dato de esa tienda.</text:p>
      <text:p text:style-name="P6"/>
      <text:p text:style-name="P11">Guardar productos de cada tienda:</text:p>
      <text:p text:style-name="P7">cada vez que se añade un producto se guardará en la base de datos de esa tienda.</text:p>
      <text:p text:style-name="P12"><text:soft-page-break/>→ Se guardarán todos los datos que necesitaremos guardar</text:p>
      <text:p text:style-name="P6"/>
      <text:p text:style-name="P14">Administrador:</text:p>
      <text:p text:style-name="P6">El administrador podrá quitar los productos, Añadirlos, algun<text:span text:style-name="T5">a</text:span>s otras modificaciones que los clientes no tendrán esas funciones.</text:p>
      <text:p text:style-name="P6">→<text:span text:style-name="T5"> y un administrador podrá comprar de su tienda o otra cualquiera como un cliente.</text:span></text:p>
      <text:p text:style-name="P6">→<text:span text:style-name="T6"> y un administrador podrá crear varias tiendas.</text:span></text:p>
      <text:p text:style-name="P3"/>
      <text:p text:style-name="P3"/>
      <text:p text:style-name="P3"/>
      <text:p text:style-name="P9"><text:span text:style-name="T5">Posible </text:span>Ampliaci<text:span text:style-name="T5">ones</text:span>:</text:p>
      <text:p text:style-name="P4">Que el administrador podrá modificar datos de los clientes que son de <text:span text:style-name="T5">la misma </text:span>tienda <text:span text:style-name="T5">en el que es Administrador</text:span>.</text:p>
      <text:p text:style-name="P7">El Administrador podrá acceder a base de datos de su tienda y cambiar cualquier co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0:25:10.490000000</meta:creation-date>
    <meta:generator>LibreOffice/6.0.5.2$Windows_X86_64 LibreOffice_project/54c8cbb85f300ac59db32fe8a675ff7683cd5a16</meta:generator>
    <dc:date>2019-12-12T00:13:34.009000000</dc:date>
    <meta:editing-duration>PT4M29S</meta:editing-duration>
    <meta:editing-cycles>1</meta:editing-cycles>
    <meta:document-statistic meta:table-count="0" meta:image-count="0" meta:object-count="0" meta:page-count="2" meta:paragraph-count="35" meta:word-count="487" meta:character-count="2734" meta:non-whitespace-character-count="2276"/>
  </office:meta>
</office:document-meta>
</file>